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0"/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and o.port_of_loading_id.name or ''&gt;</text:placeholder></text:p>
            <text:p text:style-name="P10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0:36:07</dc:date>
    <meta:editing-duration>PT14H16M18S</meta:editing-duration>
    <meta:editing-cycles>269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5" meta:word-count="194" meta:character-count="2254" meta:non-whitespace-character-count="1896"/>
  </office:meta>
</office:document-meta>
</file>